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950e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52cm" svg:stroke-color="#ff950e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outline1">
      <style:graphic-properties fo:min-height="8.88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5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6cm -3.36428602905314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5cm 5.42641685822736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4.853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515cm" svg:height="18.06cm" draw:transform="rotate (-1.4470524828285) translate (23.0733466744445cm 1.54182524923205cm)" svg:viewBox="0 0 10516 18061" svg:d="m0 18052c270 61 3913-174 3531-664-182-234-2398-1315-2468-1592-99-386 2521-172 2780-139 372 48 2818-113 2911-275-337-212-3013-1046-2920-1399 196-217 4667 436 4844 218 224-276-1299-501-1462-718-260-346 2222-126 2437-302 312-258-2333-1891-2310-2081s2744 186 2751-95c9-379-1012-578-819-1242-22-537 1189-640 1241-1046-202-292-1576-912-1603-1082 76-116 1297-201 1560-367 415-262-2355-705-2175-922 222-267 2144-99 2158-369 22-412-1381-688-1662-748-285-61-2024-470-2088-718-91-349 1109-249 1187-501 94-307-3644-1146-3623-1317 47-167 2945 20 2977-137s-1682-509-1978-601c-275-86-2963-791-3174-996 29-449 1751-959 1751-959">
          <text:p/>
        </draw:path>
        <draw:path draw:style-name="gr23" draw:text-style-name="P1" xml:id="id184" draw:id="id184" draw:layer="layout" svg:width="14.214cm" svg:height="14.374cm" draw:transform="rotate (-0.831998454425698) translate (15.2690503506867cm -5.34988202430024cm)" svg:viewBox="0 0 14215 14375" svg:d="m0 13497c3966 622 9920 2131 13006-1245s-712-12252-712-1225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y</text:span></text:p>
          </draw:text-box>
        </draw:frame>
        <draw:custom-shape draw:style-name="gr13" draw:text-style-name="P1" draw:layer="layout" svg:width="0.765cm" svg:height="0.765cm" svg:x="4.15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441cm" svg:y="11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598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87cm" svg:y="8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7.756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529cm" svg:y="6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75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352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.882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581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4.93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1.637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2.754cm" svg:y="1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0.226cm" svg:y="11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9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6.906cm" svg:y="10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5.201cm" svg:y="10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3.819cm" svg:y="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16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352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616cm" svg:y="11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3.09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351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8.05cm" svg:y="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13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xml:id="id186" draw:id="id186" draw:layer="layout" svg:width="12.613cm" svg:height="16.633cm" draw:transform="skewX (3.55089352461141E-017) rotate (-1.33884206920485) translate (20.2165134394797cm -1.20781922555447cm)" svg:viewBox="0 0 12614 16634" svg:d="m0 16634c8821 0 10271-1411 11884-7343s50-9291 50-9291">
          <text:p/>
        </draw:path>
        <draw:custom-shape draw:style-name="gr15" draw:text-style-name="P1" xml:id="id187" draw:id="id187" draw:layer="layout" svg:width="0.529cm" svg:height="0.559cm" svg:x="3.822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8" draw:id="id188" draw:layer="layout" svg:width="0.529cm" svg:height="0.559cm" svg:x="4.557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9" draw:id="id189" draw:layer="layout" svg:width="0.529cm" svg:height="0.559cm" svg:x="5.4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0" draw:id="id190" draw:layer="layout" svg:width="0.529cm" svg:height="0.559cm" svg:x="7.05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1" draw:id="id191" draw:layer="layout" svg:width="0.529cm" svg:height="0.559cm" svg:x="9.143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2" draw:id="id192" draw:layer="layout" svg:width="0.529cm" svg:height="0.559cm" svg:x="11.73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3" draw:id="id193" draw:layer="layout" svg:width="0.529cm" svg:height="0.559cm" svg:x="14.699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4" draw:id="id194" draw:layer="layout" svg:width="0.529cm" svg:height="0.559cm" svg:x="17.637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5" draw:id="id195" draw:layer="layout" svg:width="0.529cm" svg:height="0.559cm" svg:x="20.341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6" draw:id="id196" draw:layer="layout" svg:width="0.529cm" svg:height="0.559cm" svg:x="22.75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2.835cm" svg:height="0.958cm" svg:x="24.165cm" svg:y="14cm">
          <draw:text-box>
            <text:p><text:span text:style-name="T3">gene</text:span></text:p>
          </draw:text-box>
        </draw:frame>
        <draw:frame draw:style-name="gr3" draw:text-style-name="P3" draw:layer="layout" svg:width="1.8cm" svg:height="0.958cm" svg:x="0.682cm" svg:y="1.653cm">
          <draw:text-box>
            <text:p><text:span text:style-name="T3">f</text:span></text:p>
          </draw:text-box>
        </draw:frame>
        <draw:path draw:style-name="gr25" draw:text-style-name="P1" draw:layer="layout" svg:width="11.136cm" svg:height="20.201cm" draw:transform="skewX (0.126012771993991) rotate (-1.37113066036675) translate (23.6240199086616cm 1.92354499237694cm)" svg:viewBox="0 0 11137 20202" svg:d="m0 20202c5560 1 9952-1458 7080-4221s-4752-4876-2682-6856 7994-2018 6500-3948-3481-1585-4969-5177">
          <text:p text:style-name="P1"/>
        </draw:path>
        <draw:custom-shape draw:style-name="gr13" draw:text-style-name="P1" xml:id="id198" draw:id="id198" draw:layer="layout" svg:width="0.741cm" svg:height="0.741cm" svg:x="3.739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99" draw:id="id199" draw:layer="layout" svg:width="0.741cm" svg:height="0.741cm" svg:x="3.316cm" svg:y="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97" draw:id="id197" draw:layer="layout" svg:width="0.741cm" svg:height="0.741cm" svg:x="4.162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0" draw:id="id200" draw:layer="layout" svg:width="0.741cm" svg:height="0.741cm" svg:x="4.727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1" draw:id="id201" draw:layer="layout" svg:width="0.741cm" svg:height="0.741cm" svg:x="3.951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2" draw:id="id202" draw:layer="layout" svg:width="0.741cm" svg:height="0.741cm" svg:x="6.209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3" draw:id="id203" draw:layer="layout" svg:width="0.741cm" svg:height="0.741cm" svg:x="8.00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4" draw:id="id204" draw:layer="layout" svg:width="0.741cm" svg:height="0.741cm" svg:x="7.067cm" svg:y="10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7" draw:id="id207" draw:layer="layout" svg:width="0.741cm" svg:height="0.741cm" svg:x="15.911cm" svg:y="7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5" draw:id="id205" draw:layer="layout" svg:width="0.741cm" svg:height="0.741cm" svg:x="5.468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6" draw:id="id206" draw:layer="layout" svg:width="0.741cm" svg:height="0.741cm" svg:x="8.749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4-28T12:52:29.31</dc:date>
    <meta:editing-duration>PT8H4M43S</meta:editing-duration>
    <meta:editing-cycles>26</meta:editing-cycles>
    <meta:generator>LibreOffice/4.0.4.2$Windows_x86 LibreOffice_project/9e9821abd0ffdbc09cd8c52eaa574fa09eb08f2</meta:generator>
    <meta:document-statistic meta:object-count="341"/>
  </office:meta>
</office:document-meta>
</file>